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2"/>
    <style:style style:name="P4" style:family="paragraph" style:parent-style-name="List_20_Paragraph" style:list-style-name="WWNum3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1: </text:p>
      <text:p text:style-name="Standard">Temat: Poczt/firma kurierska, przesyłki</text:p>
      <text:p text:style-name="Standard">Wzorce</text:p>
      <text:p text:style-name="Standard">Kreacyjne:</text:p>
      <text:list xml:id="list1005113480772620552" text:style-name="WWNum1">
        <text:list-item>
          <text:p text:style-name="P2">Metoda wytwórcza</text:p>
        </text:list-item>
      </text:list>
      <text:p text:style-name="Standard">Strukturalne:</text:p>
      <text:list xml:id="list1423833541896075705" text:style-name="WWNum2">
        <text:list-item>
          <text:p text:style-name="P3">Dekorator – tworzymy podstawowe klasy przesyłek i możemy dodawać im różne funkcjonalności – polecony, ubezpieczony</text:p>
        </text:list-item>
      </text:list>
      <text:p text:style-name="Standard">Czynnościowe:</text:p>
      <text:list xml:id="list8489098315096222579" text:style-name="WWNum3">
        <text:list-item>
          <text:p text:style-name="P4">Obserwator – informuje innych o zmianie stanu przesyłki, o jej miejscu, </text:p>
        </text:list-item>
        <text:list-item>
          <text:p text:style-name="P4">Strategia?</text:p>
        </text:list-item>
        <text:list-item>
          <text:p text:style-name="P4">Command – ten sam interfejs dla róznych typów???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weł M</meta:initial-creator>
    <meta:editing-cycles>4</meta:editing-cycles>
    <meta:creation-date>2016-04-06T11:50:00</meta:creation-date>
    <dc:date>2016-04-06T14:07:27.92</dc:date>
    <meta:editing-duration>PT1M53S</meta:editing-duration>
    <meta:generator>OpenOffice/4.1.1$Win32 OpenOffice.org_project/411m6$Build-9775</meta:generator>
    <meta:document-statistic meta:table-count="0" meta:image-count="0" meta:object-count="0" meta:page-count="1" meta:paragraph-count="11" meta:word-count="51" meta:character-count="36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